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2222E95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57cm, 1.427cm, 14.219cm, 6.47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9cm" svg:height="20.299cm" svg:x="0.892cm" svg:y="2.392cm">
          <draw:image xlink:href="Pictures/10000000000005E8000007E02222E95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0:00.852297961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